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7T09:31:47.75</meta:creation-date>
    <dc:date>2019-12-26T16:26:45.26</dc:date>
    <meta:editing-duration>PT14H49M9S</meta:editing-duration>
    <meta:editing-cycles>434</meta:editing-cycles>
    <meta:generator>OpenOffice/4.1.2$Win32 OpenOffice.org_project/412m3$Build-9782</meta:generator>
    <meta:document-statistic meta:table-count="0" meta:image-count="0" meta:object-count="0" meta:page-count="5" meta:paragraph-count="30" meta:word-count="2197" meta:character-count="13244"/>
  </office:meta>
</office:document-meta>
</file>